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Courier, monospace"/>
    <style:font-face style:name="Helvetica" svg:font-family="Helvetica, arial, freesans, clean, sans-serif"/>
    <style:font-face style:name="Linux Libertine O" svg:font-family="'Linux Libertine O'"/>
    <style:font-face style:name="Lucida Grande" svg:font-family="'Lucida Grande'" style:font-adornments="Regula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1" officeooo:rsid="000fd078" officeooo:paragraph-rsid="000fd078"/>
    </style:style>
    <style:style style:name="P2" style:family="paragraph" style:parent-style-name="Standard">
      <style:text-properties style:font-name="Linux Libertine O1" officeooo:rsid="000fd078" officeooo:paragraph-rsid="001959c5"/>
    </style:style>
    <style:style style:name="P3" style:family="paragraph" style:parent-style-name="Standard">
      <style:text-properties style:font-name="Linux Libertine O1" officeooo:rsid="000fd078" officeooo:paragraph-rsid="001eddf6"/>
    </style:style>
    <style:style style:name="P4" style:family="paragraph" style:parent-style-name="Standard">
      <style:text-properties style:font-name="Linux Libertine O1" officeooo:rsid="0010b724" officeooo:paragraph-rsid="0010b724"/>
    </style:style>
    <style:style style:name="P5" style:family="paragraph" style:parent-style-name="Standard">
      <style:text-properties style:font-name="Linux Libertine O1" officeooo:rsid="00122d41" officeooo:paragraph-rsid="00122d41"/>
    </style:style>
    <style:style style:name="P6" style:family="paragraph" style:parent-style-name="Standard">
      <style:text-properties style:font-name="Linux Libertine O1" fo:font-style="italic" officeooo:rsid="000fd078" officeooo:paragraph-rsid="000fd078" style:font-style-asian="italic" style:font-style-complex="italic"/>
    </style:style>
    <style:style style:name="P7" style:family="paragraph" style:parent-style-name="Standard">
      <style:text-properties style:font-name="Linux Libertine O1" fo:font-style="italic" officeooo:rsid="001959c5" officeooo:paragraph-rsid="001959c5" style:font-style-asian="italic" style:font-style-complex="italic"/>
    </style:style>
    <style:style style:name="P8" style:family="paragraph" style:parent-style-name="Standard">
      <style:text-properties style:font-name="Linux Libertine O1" fo:font-style="normal" officeooo:rsid="001959c5" officeooo:paragraph-rsid="001959c5" style:font-style-asian="normal" style:font-style-complex="normal"/>
    </style:style>
    <style:style style:name="P9" style:family="paragraph" style:parent-style-name="Standard">
      <style:text-properties style:font-name="Linux Libertine O1" officeooo:paragraph-rsid="0014648d"/>
    </style:style>
    <style:style style:name="P10" style:family="paragraph" style:parent-style-name="Standard">
      <style:text-properties style:font-name="Linux Libertine O1" officeooo:rsid="001959c5" officeooo:paragraph-rsid="001959c5"/>
    </style:style>
    <style:style style:name="P11" style:family="paragraph" style:parent-style-name="Standard">
      <style:text-properties style:font-name="Linux Libertine O1" officeooo:rsid="001959c5" officeooo:paragraph-rsid="001e524c"/>
    </style:style>
    <style:style style:name="P12" style:family="paragraph" style:parent-style-name="Standard">
      <style:text-properties style:font-name="Linux Libertine O1" officeooo:rsid="001ec2f5" officeooo:paragraph-rsid="001ec2f5"/>
    </style:style>
    <style:style style:name="P13" style:family="paragraph" style:parent-style-name="Standard">
      <style:text-properties style:font-name="Linux Libertine O1" officeooo:paragraph-rsid="00282df0"/>
    </style:style>
    <style:style style:name="P14" style:family="paragraph" style:parent-style-name="Standard">
      <style:text-properties style:font-name="Linux Libertine O1" officeooo:rsid="0021805b" officeooo:paragraph-rsid="0014648d"/>
    </style:style>
    <style:style style:name="P15" style:family="paragraph" style:parent-style-name="Standard">
      <style:text-properties style:font-name="Ubuntu Mono" officeooo:rsid="000fd078" officeooo:paragraph-rsid="000fd078"/>
    </style:style>
    <style:style style:name="P16" style:family="paragraph" style:parent-style-name="Standard">
      <style:text-properties style:font-name="Ubuntu Mono" officeooo:rsid="000fd078" officeooo:paragraph-rsid="001ec2f5"/>
    </style:style>
    <style:style style:name="P17" style:family="paragraph" style:parent-style-name="Standard">
      <style:text-properties style:font-name="Ubuntu Mono" officeooo:rsid="001ec2f5" officeooo:paragraph-rsid="001959c5"/>
    </style:style>
    <style:style style:name="P18" style:family="paragraph" style:parent-style-name="Standard">
      <style:text-properties style:font-name="Ubuntu Mono" officeooo:rsid="001ec2f5" officeooo:paragraph-rsid="0022ef9b"/>
    </style:style>
    <style:style style:name="P19" style:family="paragraph" style:parent-style-name="Standard">
      <style:text-properties style:font-name="Ubuntu Mono" officeooo:rsid="001959c5" officeooo:paragraph-rsid="0022ef9b"/>
    </style:style>
    <style:style style:name="P20" style:family="paragraph" style:parent-style-name="Standard">
      <style:text-properties fo:color="#0084d1" style:font-name="Linux Libertine O1" fo:font-style="italic" officeooo:rsid="0012b980" officeooo:paragraph-rsid="001959c5" style:font-style-asian="italic" style:font-style-complex="italic"/>
    </style:style>
    <style:style style:name="P21" style:family="paragraph" style:parent-style-name="Standard">
      <style:text-properties fo:color="#0084d1" style:font-name="Linux Libertine O1" fo:font-style="italic" officeooo:rsid="0012b980" officeooo:paragraph-rsid="001eddf6" style:font-style-asian="italic" style:font-style-complex="italic"/>
    </style:style>
    <style:style style:name="P22" style:family="paragraph" style:parent-style-name="Standard">
      <style:text-properties fo:color="#0084d1" style:font-name="Linux Libertine O1" fo:font-style="italic" officeooo:rsid="000fd078" officeooo:paragraph-rsid="000fd078" style:font-style-asian="italic" style:font-style-complex="italic"/>
    </style:style>
    <style:style style:name="P23" style:family="paragraph" style:parent-style-name="Standard">
      <style:text-properties fo:color="#0084d1" style:font-name="Linux Libertine O1" fo:font-style="italic" officeooo:rsid="00122d41" officeooo:paragraph-rsid="00122d41" style:font-style-asian="italic" style:font-style-complex="italic"/>
    </style:style>
    <style:style style:name="P24" style:family="paragraph" style:parent-style-name="Standard">
      <style:text-properties fo:color="#0084d1" style:font-name="Linux Libertine O1" fo:font-style="italic" officeooo:rsid="00162f48" officeooo:paragraph-rsid="00162f48" style:font-style-asian="italic" style:font-style-complex="italic"/>
    </style:style>
    <style:style style:name="P25" style:family="paragraph" style:parent-style-name="Standard">
      <style:text-properties fo:color="#0084d1" style:font-name="Linux Libertine O1" fo:font-style="italic" officeooo:rsid="001959c5" officeooo:paragraph-rsid="001959c5" style:font-style-asian="italic" style:font-style-complex="italic"/>
    </style:style>
    <style:style style:name="P26" style:family="paragraph" style:parent-style-name="Standard">
      <style:text-properties fo:color="#0084d1" style:font-name="Linux Libertine O1" fo:font-size="16pt" fo:font-style="italic" fo:font-weight="bold" officeooo:rsid="001eddf6" officeooo:paragraph-rsid="001eddf6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text-properties fo:color="#0084d1" style:font-name="Linux Libertine O1" fo:font-size="13pt" fo:font-style="italic" fo:font-weight="normal" officeooo:rsid="000fd078" officeooo:paragraph-rsid="0014648d" style:font-size-asian="13pt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0084d1" style:font-name="Linux Libertine O1" fo:font-size="13pt" fo:font-style="italic" fo:font-weight="normal" officeooo:paragraph-rsid="0014648d" style:font-size-asian="13pt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style:use-window-font-color="true" style:font-name="Linux Libertine O1" fo:font-size="13pt" fo:font-style="italic" fo:font-weight="normal" officeooo:rsid="000fd078" officeooo:paragraph-rsid="0014648d" style:font-size-asian="13pt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color="#579d1c" style:font-name="Linux Libertine O1" officeooo:paragraph-rsid="00282df0"/>
    </style:style>
    <style:style style:name="P31" style:family="paragraph" style:parent-style-name="Preformatted_20_Text">
      <style:text-properties style:font-name="Linux Libertine O1" officeooo:rsid="001959c5" officeooo:paragraph-rsid="001959c5"/>
    </style:style>
    <style:style style:name="P32" style:family="paragraph" style:parent-style-name="Preformatted_20_Text">
      <style:text-properties style:font-name="Linux Libertine O1" officeooo:rsid="001959c5" officeooo:paragraph-rsid="001e524c"/>
    </style:style>
    <style:style style:name="P33" style:family="paragraph" style:parent-style-name="Preformatted_20_Text">
      <style:text-properties style:font-name="Linux Libertine O1" officeooo:rsid="001959c5" officeooo:paragraph-rsid="001ec2f5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color="#0084d1" style:font-name="Ubuntu" fo:font-size="24pt" fo:font-style="normal" fo:font-weight="normal" officeooo:rsid="0014648d" officeooo:paragraph-rsid="0014648d" style:font-size-asian="24pt" style:font-style-asian="normal" style:font-weight-asian="normal" style:font-size-complex="24pt" style:font-style-complex="normal" style:font-weight-complex="normal"/>
    </style:style>
    <style:style style:name="P35" style:family="paragraph" style:parent-style-name="Standard" style:list-style-name="L1">
      <style:text-properties officeooo:paragraph-rsid="001eddf6"/>
    </style:style>
    <style:style style:name="P36" style:family="paragraph" style:parent-style-name="Standard" style:list-style-name="L1">
      <style:text-properties officeooo:paragraph-rsid="002c16a9"/>
    </style:style>
    <style:style style:name="P37" style:family="paragraph" style:parent-style-name="Standard" style:list-style-name="L1">
      <style:text-properties style:font-name="Linux Libertine O1" officeooo:rsid="001c6632" officeooo:paragraph-rsid="002c16a9"/>
    </style:style>
    <style:style style:name="P38" style:family="paragraph" style:parent-style-name="Standard" style:list-style-name="L4">
      <style:text-properties style:font-name="Linux Libertine O1" officeooo:rsid="001c6632" officeooo:paragraph-rsid="002c16a9"/>
    </style:style>
    <style:style style:name="P39" style:family="paragraph" style:parent-style-name="Standard">
      <style:text-properties style:font-name="Linux Libertine O1" officeooo:rsid="001c6632" officeooo:paragraph-rsid="002c16a9"/>
    </style:style>
    <style:style style:name="P40" style:family="paragraph" style:parent-style-name="Standard">
      <style:text-properties style:font-name="Linux Libertine O1" officeooo:rsid="001c6632" officeooo:paragraph-rsid="002d6321"/>
    </style:style>
    <style:style style:name="P41" style:family="paragraph" style:parent-style-name="Standard">
      <style:text-properties style:font-name="Linux Libertine O1" officeooo:rsid="000fd078" officeooo:paragraph-rsid="001959c5"/>
    </style:style>
    <style:style style:name="P42" style:family="paragraph" style:parent-style-name="Standard">
      <style:text-properties style:font-name="Linux Libertine O1" officeooo:rsid="000fd078" officeooo:paragraph-rsid="000fd078"/>
    </style:style>
    <style:style style:name="P43" style:family="paragraph" style:parent-style-name="Standard">
      <style:paragraph-properties fo:text-align="center" style:justify-single-word="false"/>
      <style:text-properties style:font-name="Linux Libertine O1" officeooo:rsid="000fd078" officeooo:paragraph-rsid="002bf273"/>
    </style:style>
    <style:style style:name="P44" style:family="paragraph" style:parent-style-name="Standard" style:list-style-name="L4">
      <style:text-properties style:font-name="Linux Libertine O1" officeooo:rsid="000fd078" officeooo:paragraph-rsid="002c16a9"/>
    </style:style>
    <style:style style:name="P45" style:family="paragraph" style:parent-style-name="Standard">
      <style:text-properties style:font-name="Linux Libertine O1" officeooo:rsid="000fd078" officeooo:paragraph-rsid="002c16a9"/>
    </style:style>
    <style:style style:name="P46" style:family="paragraph" style:parent-style-name="Standard">
      <style:text-properties style:font-name="Linux Libertine O1" officeooo:rsid="000fd078" officeooo:paragraph-rsid="002d6321"/>
    </style:style>
    <style:style style:name="P47" style:family="paragraph" style:parent-style-name="Standard" style:list-style-name="L4">
      <style:text-properties style:font-name="Linux Libertine O1" fo:font-style="normal" officeooo:rsid="0012b980" officeooo:paragraph-rsid="002c16a9" style:font-style-asian="normal" style:font-style-complex="normal"/>
    </style:style>
    <style:style style:name="P48" style:family="paragraph" style:parent-style-name="Standard" style:list-style-name="L4">
      <style:text-properties style:font-name="Linux Libertine O1" fo:font-style="normal" officeooo:rsid="001c6632" officeooo:paragraph-rsid="002c16a9" style:font-style-asian="normal" style:font-style-complex="normal"/>
    </style:style>
    <style:style style:name="P49" style:family="paragraph" style:parent-style-name="Standard" style:list-style-name="L5">
      <style:text-properties style:font-name="Linux Libertine O1" fo:font-style="normal" officeooo:rsid="001fd2de" officeooo:paragraph-rsid="002c16a9" style:font-style-asian="normal" style:font-style-complex="normal"/>
    </style:style>
    <style:style style:name="P50" style:family="paragraph" style:parent-style-name="Standard">
      <style:text-properties style:font-name="Linux Libertine O1" fo:font-style="normal" officeooo:rsid="002d6321" officeooo:paragraph-rsid="002d6321" style:font-style-asian="normal" style:font-style-complex="normal"/>
    </style:style>
    <style:style style:name="P51" style:family="paragraph" style:parent-style-name="Standard">
      <style:text-properties style:font-name="Linux Libertine O1" fo:font-style="normal" officeooo:rsid="0019b183" officeooo:paragraph-rsid="002d6321" style:font-style-asian="normal" style:font-style-complex="normal"/>
    </style:style>
    <style:style style:name="P52" style:family="paragraph" style:parent-style-name="Standard">
      <style:text-properties style:font-name="Linux Libertine O1" fo:font-style="normal" officeooo:rsid="001959c5" officeooo:paragraph-rsid="002e7508" style:font-style-asian="normal" style:font-style-complex="normal"/>
    </style:style>
    <style:style style:name="P53" style:family="paragraph" style:parent-style-name="Standard" style:list-style-name="L1">
      <style:text-properties style:font-name="Linux Libertine O1" officeooo:rsid="001959c5" officeooo:paragraph-rsid="001959c5"/>
    </style:style>
    <style:style style:name="P54" style:family="paragraph" style:parent-style-name="Standard">
      <style:text-properties style:font-name="Linux Libertine O1" officeooo:rsid="002bf273" officeooo:paragraph-rsid="002bf273"/>
    </style:style>
    <style:style style:name="P55" style:family="paragraph" style:parent-style-name="Standard">
      <style:text-properties style:font-name="Linux Libertine O1" officeooo:rsid="00122d41" officeooo:paragraph-rsid="002c16a9"/>
    </style:style>
    <style:style style:name="P56" style:family="paragraph" style:parent-style-name="Standard">
      <style:text-properties style:font-name="Linux Libertine O1" officeooo:rsid="001fd2de" officeooo:paragraph-rsid="002c16a9"/>
    </style:style>
    <style:style style:name="P57" style:family="paragraph" style:parent-style-name="Standard">
      <style:text-properties style:font-name="Linux Libertine O1" officeooo:rsid="0012b980" officeooo:paragraph-rsid="002c16a9"/>
    </style:style>
    <style:style style:name="P58" style:family="paragraph" style:parent-style-name="Standard">
      <style:text-properties style:font-name="Linux Libertine O1" officeooo:rsid="001abfe1" officeooo:paragraph-rsid="002c16a9"/>
    </style:style>
    <style:style style:name="P59" style:family="paragraph" style:parent-style-name="Standard">
      <style:text-properties style:font-name="Linux Libertine O1" fo:font-size="9pt" fo:font-style="normal" officeooo:rsid="001ac082" officeooo:paragraph-rsid="002d6321" style:font-size-asian="9pt" style:font-style-asian="normal" style:font-size-complex="9pt" style:font-style-complex="normal"/>
    </style:style>
    <style:style style:name="P60" style:family="paragraph" style:parent-style-name="Standard">
      <style:text-properties style:font-name="Ubuntu Mono" officeooo:rsid="001ec2f5" officeooo:paragraph-rsid="001959c5"/>
    </style:style>
    <style:style style:name="P61" style:family="paragraph" style:parent-style-name="Standard">
      <style:text-properties style:font-name="Ubuntu Mono" officeooo:rsid="001ec2f5" officeooo:paragraph-rsid="002b7b63"/>
    </style:style>
    <style:style style:name="P62" style:family="paragraph" style:parent-style-name="Standard">
      <style:text-properties fo:color="#0084d1" style:font-name="Linux Libertine O1" fo:font-style="italic" officeooo:rsid="001eddf6" officeooo:paragraph-rsid="001eddf6" style:font-style-asian="italic" style:font-style-complex="italic"/>
    </style:style>
    <style:style style:name="P63" style:family="paragraph" style:parent-style-name="Standard">
      <style:text-properties fo:color="#0084d1" style:font-name="Linux Libertine O1" fo:font-style="italic" officeooo:rsid="0012b980" officeooo:paragraph-rsid="002c16a9" style:font-style-asian="italic" style:font-style-complex="italic"/>
    </style:style>
    <style:style style:name="P64" style:family="paragraph" style:parent-style-name="Standard">
      <style:text-properties fo:color="#0084d1" style:font-name="Linux Libertine O1" fo:font-style="italic" officeooo:rsid="002c16a9" officeooo:paragraph-rsid="002c16a9" style:font-style-asian="italic" style:font-style-complex="italic"/>
    </style:style>
    <style:style style:name="P65" style:family="paragraph" style:parent-style-name="Standard">
      <style:text-properties fo:color="#0084d1" style:font-name="Linux Libertine O1" fo:font-style="italic" officeooo:rsid="002e7508" officeooo:paragraph-rsid="002e7508" style:font-style-asian="italic" style:font-style-complex="italic"/>
    </style:style>
    <style:style style:name="P66" style:family="paragraph" style:parent-style-name="Standard">
      <style:text-properties fo:color="#0084d1" style:font-name="Linux Libertine O1" fo:font-style="italic" officeooo:rsid="000e1bd0" officeooo:paragraph-rsid="002e7508" style:font-style-asian="italic" style:font-style-complex="italic"/>
    </style:style>
    <style:style style:name="P67" style:family="paragraph" style:parent-style-name="Standard">
      <style:text-properties fo:color="#0084d1" style:font-name="Linux Libertine O1" fo:font-style="italic" officeooo:rsid="001959c5" officeooo:paragraph-rsid="002e7508" style:font-style-asian="italic" style:font-style-complex="italic"/>
    </style:style>
    <style:style style:name="P68" style:family="paragraph" style:parent-style-name="Standard" style:list-style-name="L4">
      <style:text-properties officeooo:paragraph-rsid="002c16a9"/>
    </style:style>
    <style:style style:name="P69" style:family="paragraph" style:parent-style-name="Standard" style:list-style-name="L5">
      <style:text-properties officeooo:paragraph-rsid="002c16a9"/>
    </style:style>
    <style:style style:name="P70" style:family="paragraph" style:parent-style-name="Standard">
      <style:text-properties fo:font-variant="small-caps" style:font-name="Linux Libertine O1" fo:font-weight="600" officeooo:rsid="002c16a9" officeooo:paragraph-rsid="002c16a9" style:font-size-asian="10.5pt"/>
    </style:style>
    <style:style style:name="P71" style:family="paragraph" style:parent-style-name="Standard">
      <style:text-properties style:font-name="Ubuntu Mono" fo:font-style="normal" officeooo:rsid="001959c5" officeooo:paragraph-rsid="002e7508" style:font-style-asian="normal" style:font-style-complex="normal"/>
    </style:style>
    <style:style style:name="P72" style:family="paragraph" style:parent-style-name="Standard">
      <style:text-properties style:font-name="Linux Libertine O1" officeooo:rsid="002e7508" officeooo:paragraph-rsid="002e7508"/>
    </style:style>
    <style:style style:name="P73" style:family="paragraph" style:parent-style-name="Standard">
      <style:text-properties style:use-window-font-color="true" style:font-name="Linux Libertine O" fo:font-style="italic" officeooo:rsid="0021b4fa" officeooo:paragraph-rsid="002e7508" style:font-style-asian="italic" style:font-style-complex="italic"/>
    </style:style>
    <style:style style:name="P74" style:family="paragraph" style:parent-style-name="Standard" style:list-style-name="L1">
      <style:text-properties officeooo:rsid="002f2e74" officeooo:paragraph-rsid="002f2e74"/>
    </style:style>
    <style:style style:name="P75" style:family="paragraph" style:parent-style-name="Standard">
      <style:paragraph-properties fo:margin-left="0.5in" fo:margin-right="0in" fo:text-indent="0in" style:auto-text-indent="false"/>
      <style:text-properties style:font-name="Ubuntu Mono" officeooo:rsid="001c6632" officeooo:paragraph-rsid="002c16a9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color="#0084d1" style:font-name="Linux Libertine O1" fo:font-style="italic" officeooo:rsid="000fd078" officeooo:paragraph-rsid="002c16a9" style:font-style-asian="italic" style:font-style-complex="italic"/>
    </style:style>
    <style:style style:name="P77" style:family="paragraph" style:parent-style-name="Standard">
      <style:paragraph-properties fo:margin-left="0.4925in" fo:margin-right="0in" fo:text-indent="0in" style:auto-text-indent="false"/>
      <style:text-properties style:font-name="Linux Libertine O1" officeooo:rsid="000fd078" officeooo:paragraph-rsid="002c16a9"/>
    </style:style>
    <style:style style:name="P78" style:family="paragraph">
      <style:paragraph-properties fo:text-align="center"/>
    </style:style>
    <style:style style:name="T1" style:family="text">
      <style:text-properties officeooo:rsid="000fd078"/>
    </style:style>
    <style:style style:name="T2" style:family="text">
      <style:text-properties officeooo:rsid="0010b72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b724" style:font-style-asian="italic" style:font-style-complex="italic"/>
    </style:style>
    <style:style style:name="T5" style:family="text">
      <style:text-properties fo:font-style="italic" officeooo:rsid="00162f48" style:font-style-asian="italic" style:font-style-complex="italic"/>
    </style:style>
    <style:style style:name="T6" style:family="text">
      <style:text-properties fo:font-style="italic" officeooo:rsid="000fd078" style:font-style-asian="italic" style:font-style-complex="italic"/>
    </style:style>
    <style:style style:name="T7" style:family="text">
      <style:text-properties fo:font-style="italic" officeooo:rsid="002e7508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0b724" style:font-style-asian="normal" style:font-style-complex="normal"/>
    </style:style>
    <style:style style:name="T10" style:family="text">
      <style:text-properties fo:font-style="normal" officeooo:rsid="0012b980" style:font-style-asian="normal" style:font-style-complex="normal"/>
    </style:style>
    <style:style style:name="T11" style:family="text">
      <style:text-properties fo:font-style="normal" officeooo:rsid="001e524c" style:font-style-asian="normal" style:font-style-complex="normal"/>
    </style:style>
    <style:style style:name="T12" style:family="text">
      <style:text-properties fo:font-style="normal" officeooo:rsid="002bf273" style:font-style-asian="normal" style:font-style-complex="normal"/>
    </style:style>
    <style:style style:name="T13" style:family="text">
      <style:text-properties style:font-name="Ubuntu Mono"/>
    </style:style>
    <style:style style:name="T14" style:family="text">
      <style:text-properties style:font-name="Ubuntu Mono" fo:font-style="normal" style:font-style-asian="normal" style:font-style-complex="normal"/>
    </style:style>
    <style:style style:name="T15" style:family="text">
      <style:text-properties style:font-name="Ubuntu Mono" fo:font-style="normal" officeooo:rsid="000fd078" style:font-style-asian="normal" style:font-style-complex="normal"/>
    </style:style>
    <style:style style:name="T16" style:family="text">
      <style:text-properties style:font-name="Ubuntu Mono" fo:font-style="normal" officeooo:rsid="0012b980" style:font-style-asian="normal" style:font-style-complex="normal"/>
    </style:style>
    <style:style style:name="T17" style:family="text">
      <style:text-properties style:font-name="Ubuntu Mono" fo:font-style="normal" officeooo:rsid="001c6632" style:font-style-asian="normal" style:font-style-complex="normal"/>
    </style:style>
    <style:style style:name="T18" style:family="text">
      <style:text-properties style:font-name="Ubuntu Mono" officeooo:rsid="000fd078"/>
    </style:style>
    <style:style style:name="T19" style:family="text">
      <style:text-properties officeooo:rsid="00122d41"/>
    </style:style>
    <style:style style:name="T20" style:family="text">
      <style:text-properties style:font-name="Linux Libertine O1" fo:font-style="normal" style:font-style-asian="normal" style:font-style-complex="normal"/>
    </style:style>
    <style:style style:name="T21" style:family="text">
      <style:text-properties style:font-name="Linux Libertine O1" fo:font-style="normal" officeooo:rsid="0012b980" style:font-style-asian="normal" style:font-style-complex="normal"/>
    </style:style>
    <style:style style:name="T22" style:family="text">
      <style:text-properties style:font-name="Linux Libertine O1" fo:font-style="normal" officeooo:rsid="00122d41" style:font-style-asian="normal" style:font-style-complex="normal"/>
    </style:style>
    <style:style style:name="T23" style:family="text">
      <style:text-properties style:font-name="Linux Libertine O1" fo:font-style="normal" officeooo:rsid="001c6632" style:font-style-asian="normal" style:font-style-complex="normal"/>
    </style:style>
    <style:style style:name="T24" style:family="text">
      <style:text-properties style:font-name="Linux Libertine O1" fo:font-style="normal" officeooo:rsid="001f3558" style:font-style-asian="normal" style:font-style-complex="normal"/>
    </style:style>
    <style:style style:name="T25" style:family="text">
      <style:text-properties style:font-name="Linux Libertine O1" officeooo:rsid="00122d41"/>
    </style:style>
    <style:style style:name="T26" style:family="text">
      <style:text-properties style:font-name="Linux Libertine O1" officeooo:rsid="000fd078"/>
    </style:style>
    <style:style style:name="T27" style:family="text">
      <style:text-properties style:font-name="Linux Libertine O1" officeooo:rsid="000e1bd0"/>
    </style:style>
    <style:style style:name="T28" style:family="text">
      <style:text-properties officeooo:rsid="0012b980"/>
    </style:style>
    <style:style style:name="T29" style:family="text">
      <style:text-properties officeooo:rsid="0013533e"/>
    </style:style>
    <style:style style:name="T30" style:family="text">
      <style:text-properties fo:color="#1a1a1a" fo:font-size="13pt" fo:font-weight="normal" style:font-size-asian="13pt" style:font-weight-asian="normal"/>
    </style:style>
    <style:style style:name="T31" style:family="text">
      <style:text-properties fo:color="#1a1a1a" fo:font-size="13pt" fo:font-weight="normal" officeooo:rsid="001abfe1" style:font-size-asian="13pt" style:font-weight-asian="normal"/>
    </style:style>
    <style:style style:name="T32" style:family="text">
      <style:text-properties fo:font-size="13pt" fo:font-weight="normal" style:font-size-asian="13pt" style:font-weight-asian="normal"/>
    </style:style>
    <style:style style:name="T33" style:family="text">
      <style:text-properties fo:font-size="13pt" fo:font-weight="normal" officeooo:rsid="001abfe1" style:font-size-asian="13pt" style:font-weight-asian="normal"/>
    </style:style>
    <style:style style:name="T34" style:family="text">
      <style:text-properties style:font-name="Linux Libertine O" fo:font-size="13pt" fo:font-weight="normal" officeooo:rsid="0014648d" style:font-name-asian="Linux Libertine O" style:font-size-asian="13pt" style:font-weight-asian="normal" style:font-name-complex="Linux Libertine O"/>
    </style:style>
    <style:style style:name="T35" style:family="text">
      <style:text-properties officeooo:rsid="00162f48"/>
    </style:style>
    <style:style style:name="T36" style:family="text">
      <style:text-properties fo:color="#579d1c"/>
    </style:style>
    <style:style style:name="T37" style:family="text">
      <style:text-properties fo:color="#579d1c" fo:font-size="8pt" fo:font-style="normal" style:font-size-asian="8pt" style:font-style-asian="normal" style:font-size-complex="8pt" style:font-style-complex="normal"/>
    </style:style>
    <style:style style:name="T38" style:family="text">
      <style:text-properties fo:font-variant="normal" fo:text-transform="none" fo:color="#333333" style:font-name="Ubuntu Mono" fo:font-size="12pt" fo:letter-spacing="normal" fo:font-style="normal" fo:font-weight="normal" fo:background-color="transparent" style:font-size-asian="12pt" style:font-size-complex="12pt"/>
    </style:style>
    <style:style style:name="T39" style:family="text">
      <style:text-properties fo:font-variant="normal" fo:text-transform="none" fo:color="#333333" style:font-name="Ubuntu Mono" fo:font-size="12pt" fo:letter-spacing="normal" fo:font-style="normal" fo:font-weight="normal" officeooo:rsid="001e524c" fo:background-color="transparent" style:font-size-asian="12pt" style:font-size-complex="12pt"/>
    </style:style>
    <style:style style:name="T40" style:family="text">
      <style:text-properties fo:font-variant="normal" fo:text-transform="none" fo:color="#333333" style:font-name="Ubuntu Mono" fo:font-size="12pt" fo:letter-spacing="normal" fo:font-style="normal" fo:font-weight="normal" officeooo:rsid="001ec2f5" fo:background-color="transparent" style:font-size-asian="12pt" style:font-size-complex="12pt"/>
    </style:style>
    <style:style style:name="T41" style:family="text">
      <style:text-properties fo:font-variant="normal" fo:text-transform="none" fo:color="#333333" style:font-name="Ubuntu Mono" fo:font-size="12pt" fo:letter-spacing="normal" fo:font-style="normal" fo:font-weight="normal" officeooo:rsid="002e7508" fo:background-color="transparent" style:font-size-asian="12pt" style:font-size-complex="12pt"/>
    </style:style>
    <style:style style:name="T42" style:family="text">
      <style:text-properties fo:font-variant="normal" fo:text-transform="none" fo:color="#333333" style:font-name="Linux Libertine O1" fo:font-size="12pt" fo:letter-spacing="normal" fo:font-style="normal" fo:font-weight="normal" fo:background-color="transparent" style:font-size-asian="12pt" style:font-size-complex="12pt"/>
    </style:style>
    <style:style style:name="T43" style:family="text">
      <style:text-properties fo:font-variant="normal" fo:text-transform="none" fo:color="#333333" style:font-name="Linux Libertine O1" fo:font-size="12pt" fo:letter-spacing="normal" fo:font-style="normal" fo:font-weight="normal" officeooo:rsid="001e524c" fo:background-color="transparent" style:font-size-asian="12pt" style:font-size-complex="12pt"/>
    </style:style>
    <style:style style:name="T44" style:family="text">
      <style:text-properties fo:font-variant="normal" fo:text-transform="none" fo:color="#333333" style:font-name="Linux Libertine O1" fo:font-size="12pt" fo:letter-spacing="normal" fo:font-style="normal" fo:font-weight="normal" officeooo:rsid="001ec2f5" fo:background-color="transparent" style:font-size-asian="12pt" style:font-size-complex="12pt"/>
    </style:style>
    <style:style style:name="T45" style:family="text">
      <style:text-properties officeooo:rsid="001b2bed"/>
    </style:style>
    <style:style style:name="T46" style:family="text">
      <style:text-properties officeooo:rsid="001e524c"/>
    </style:style>
    <style:style style:name="T47" style:family="text">
      <style:text-properties officeooo:rsid="001ec2f5"/>
    </style:style>
    <style:style style:name="T48" style:family="text">
      <style:text-properties style:text-position="super 58%"/>
    </style:style>
    <style:style style:name="T49" style:family="text">
      <style:text-properties officeooo:rsid="001fd2de"/>
    </style:style>
    <style:style style:name="T50" style:family="text">
      <style:text-properties fo:font-size="8pt" fo:font-style="normal" style:font-size-asian="8pt" style:font-style-asian="normal" style:font-size-complex="8pt" style:font-style-complex="normal"/>
    </style:style>
    <style:style style:name="T51" style:family="text">
      <style:text-properties officeooo:rsid="002b7b63"/>
    </style:style>
    <style:style style:name="T52" style:family="text">
      <style:text-properties officeooo:rsid="002bf273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84d1" fo:font-style="italic" style:font-style-asian="italic" style:font-style-complex="italic"/>
    </style:style>
    <style:style style:name="T55" style:family="text">
      <style:text-properties fo:color="#0084d1" fo:font-style="italic" officeooo:rsid="00122d41" style:font-style-asian="italic" style:font-style-complex="italic"/>
    </style:style>
    <style:style style:name="T56" style:family="text">
      <style:text-properties style:font-name="Ubuntu Mono"/>
    </style:style>
    <style:style style:name="T57" style:family="text">
      <style:text-properties officeooo:rsid="002a67f2"/>
    </style:style>
    <style:style style:name="T58" style:family="text">
      <style:text-properties officeooo:rsid="002e7508"/>
    </style:style>
    <text:list-style style:name="L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draw:marker-start-width="0.2602in" draw:marker-end-width="0.260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Debugging and Profiling</text:p>
      <text:p text:style-name="P29"/>
      <text:p text:style-name="P27">Day 1</text:p>
      <text:p text:style-name="P9"><text:span text:style-name="T30"><text:tab/></text:span><text:span text:style-name="T31">S</text:span><text:span text:style-name="T30">hell </text:span><text:span text:style-name="T31">(bash)</text:span><text:span text:style-name="T30"><text:tab/><text:tab/><text:tab/><text:tab/><text:tab/>Rachel</text:span></text:p>
      <text:p text:style-name="P9"><text:span text:style-name="T30"><text:tab/></text:span><text:span text:style-name="T31">V</text:span><text:span text:style-name="T30">ariables </text:span><text:span text:style-name="T31">(Python)</text:span><text:span text:style-name="T30"><text:tab/><text:tab/><text:tab/><text:tab/>Will</text:span></text:p>
      <text:p text:style-name="P9"><text:span text:style-name="T30"><text:tab/></text:span><text:span text:style-name="T31">D</text:span><text:span text:style-name="T30">ata structures </text:span><text:span text:style-name="T31">(Python)</text:span><text:span text:style-name="T30"><text:tab/><text:tab/><text:tab/>Will</text:span></text:p>
      <text:p text:style-name="P9"><text:span text:style-name="T30"><text:tab/></text:span><text:span text:style-name="T31">F</text:span><text:span text:style-name="T30">low control </text:span><text:span text:style-name="T31">(Python)</text:span><text:span text:style-name="T30"><text:tab/><text:tab/><text:tab/>John</text:span></text:p>
      <text:p text:style-name="P9"><text:span text:style-name="T30"><text:tab/></text:span><text:span text:style-name="T31">F</text:span><text:span text:style-name="T30">unctions </text:span><text:span text:style-name="T31">(Python)</text:span><text:span text:style-name="T30"><text:tab/><text:tab/><text:tab/><text:tab/>John</text:span></text:p>
      <text:p text:style-name="P28">Day 2</text:p>
      <text:p text:style-name="P9"><text:span text:style-name="T30"><text:tab/></text:span><text:span text:style-name="T31">V</text:span><text:span text:style-name="T30">ersion control local </text:span><text:span text:style-name="T31">(Git)</text:span><text:span text:style-name="T30"><text:tab/><text:tab/><text:tab/>Neal</text:span></text:p>
      <text:p text:style-name="P9"><text:span text:style-name="T30"><text:tab/></text:span><text:span text:style-name="T31">V</text:span><text:span text:style-name="T30">ersion control remote </text:span><text:span text:style-name="T31">(Git)</text:span><text:span text:style-name="T30"><text:tab/><text:tab/>Neal</text:span></text:p>
      <text:p text:style-name="P30"><text:span text:style-name="T32"><text:s text:c="8"/></text:span><text:span text:style-name="T34">▶</text:span><text:span text:style-name="T32"><text:tab/></text:span><text:span text:style-name="T33">D</text:span><text:span text:style-name="T32">ebugging </text:span><text:span text:style-name="T33">(Python)</text:span><text:span text:style-name="T32"><text:tab/><text:tab/><text:tab/><text:tab/>Neal</text:span></text:p>
      <text:p text:style-name="P13"><text:span text:style-name="T30"><text:tab/></text:span><text:span text:style-name="T31">E</text:span><text:span text:style-name="T30">xtended shell/Python </text:span><text:span text:style-name="T31">example</text:span><text:span text:style-name="T30"><text:tab/><text:tab/>Will</text:span></text:p>
      <text:p text:style-name="P14"/>
      <text:p text:style-name="P26">Errors &amp; Error Handling</text:p>
      <text:p text:style-name="P24">Bugs</text:p>
      <text:p text:style-name="P1">Various versions of this have been floating around: <text:s/>I recomposed this based on the original psychological definitions.</text:p>
      <text:p text:style-name="P1"/>
      <text:p text:style-name="P1"><text:span text:style-name="T36"><text:tab/>Denial</text:span><text:tab/><text:tab/>"I feel fine."; "This can't be happening, not to me."</text:p>
      <text:p text:style-name="P1"><text:tab/><text:tab/><text:span text:style-name="T3">Denial is usually only a temporary defense for the individual.</text:span></text:p>
      <text:p text:style-name="P1"><text:span text:style-name="T36"><text:tab/>Anger</text:span><text:tab/><text:tab/>"Why me? It's not fair!"; "How can this happen to me?"; '"Who is to blame?"</text:p>
      <text:p text:style-name="P1"><text:tab/><text:tab/><text:span text:style-name="T3">Because of anger, the person is difficult to care for due to feelings of rage and envy.</text:span></text:p>
      <text:p text:style-name="P1"><text:span text:style-name="T36"><text:tab/>Bargaining</text:span><text:tab/>"I'll do anything for a few more years."; "I will give my life savings if..."</text:p>
      <text:p text:style-name="P1"><text:tab/><text:tab/><text:span text:style-name="T3">The third stage involves the hope that the individual can postpone or delay </text:span><text:span text:style-name="T5">[bugs]</text:span><text:span text:style-name="T3">.</text:span></text:p>
      <text:p text:style-name="P1"><text:span text:style-name="T36"><text:tab/>Depression</text:span><text:tab/>"I'm so sad, why bother with anything?"; "I miss my loved one, why go on?"</text:p>
      <text:p text:style-name="P6"><text:tab/><text:tab/>During the fourth stage, the grieving person begins to understand the certainty of <text:span text:style-name="T35">[bugs]</text:span>.</text:p>
      <text:p text:style-name="P1"><text:span text:style-name="T36"><text:tab/>Acceptance</text:span><text:tab/>"It's going to be okay."; "I can't fight it, I may as well prepare for it."</text:p>
      <text:p text:style-name="P1"><text:tab/><text:tab/><text:span text:style-name="T3">In this last stage, individuals begin to come to terms with their </text:span><text:span text:style-name="T5">[code's bugginess]</text:span><text:span text:style-name="T3">.</text:span></text:p>
      <text:p text:style-name="P1"/>
      <text:p text:style-name="P43">In the face of ambiguity, refuse the temptation to guess.</text:p>
      <text:p text:style-name="P54"><text:tab/><text:tab/><text:tab/><text:tab/><text:tab/><text:tab/><text:tab/><text:tab/>—T<text:span text:style-name="T1">he </text:span><text:span text:style-name="T6">Zen of Python</text:span></text:p>
      <text:p text:style-name="P1"/>
      <text:p text:style-name="P23">Definitions</text:p>
      <text:p text:style-name="P1"><text:span text:style-name="T36">Errors</text:span>—exceptions which cause the program to be unrunnable (cannot be handled at run time)</text:p>
      <text:p text:style-name="P1"><text:span text:style-name="T36">Exceptions</text:span>—<text:span text:style-name="T2">unusual behavior (although not necessarily </text:span><text:span text:style-name="T4">unexpected</text:span><text:span text:style-name="T9"> behavior, particularly in Python)</text:span></text:p>
      <text:p text:style-name="P4"><text:span text:style-name="T36">Tracebacks</text:span>—listing of function calls on the stack at the time the exception arises</text:p>
      <text:p text:style-name="P4"/>
      <text:p text:style-name="P23">Errors</text:p>
      <text:p text:style-name="P5">Typically SyntaxError, which renders the program unrunnable (but we'll discuss linting below).</text:p>
      <text:p text:style-name="P5"/>
      <text:p text:style-name="P23">Exceptions</text:p>
      <text:p text:style-name="P1"><text:span text:style-name="T45">[I</text:span>nvoke live with examples in ipython: <text:s/>"<text:span text:style-name="T13">(hga</text:span>"<text:span text:style-name="T45">; examples can also be found in lessons/thw-python-debugging/examples]</text:span></text:p>
      <text:p text:style-name="P1"/>
      <text:p text:style-name="P15"><text:s text:c="8"/>SyntaxError # <text:span text:style-name="T19">Check missing colons or parentheses</text:span></text:p>
      <text:p text:style-name="P15"><text:s text:c="8"/>NameError <text:s text:c="2"/># <text:span text:style-name="T19">Check for typos, function definitions</text:span></text:p>
      <text:p text:style-name="P15"><text:soft-page-break/><text:s text:c="8"/>TypeError <text:s text:c="2"/># <text:span text:style-name="T19">Check variable types (coerce if necessary)</text:span></text:p>
      <text:p text:style-name="P15"><text:s text:c="8"/>ValueError <text:s/># <text:span text:style-name="T19">Check function parameters</text:span></text:p>
      <text:p text:style-name="P15"><text:s text:c="8"/>IOError <text:s text:c="4"/># <text:span text:style-name="T19">Check that files exist</text:span></text:p>
      <text:p text:style-name="P15"><text:s text:c="8"/>IndexError <text:s/># <text:span text:style-name="T19">Don't reference nonexistent list elements</text:span></text:p>
      <text:p text:style-name="P15"><text:s text:c="8"/>KeyError <text:s text:c="3"/># Similar to an IndexError, but for dictionaries</text:p>
      <text:p text:style-name="P15"><text:s text:c="8"/>ZeroDivisionError <text:s text:c="2"/># Three guesses...</text:p>
      <text:p text:style-name="P15"><text:s text:c="8"/>Exception <text:s text:c="2"/># <text:span text:style-name="T19">Generic error category</text:span></text:p>
      <text:p text:style-name="P3"/>
      <text:p text:style-name="P21">Exercises</text:p>
      <text:list xml:id="list6238564870642309409" text:style-name="L1">
        <text:list-item>
          <text:p text:style-name="P74"><text:span text:style-name="T24">O</text:span><text:span text:style-name="T20">pen the examples of bad code. <text:s/>See if the students can identify why each error is thrown.</text:span></text:p>
        </text:list-item>
        <text:list-item>
          <text:p text:style-name="P35"><text:span text:style-name="T24">Write</text:span><text:span text:style-name="T21"> </text:span><text:span text:style-name="T24">some snippets of code which throw</text:span><text:span text:style-name="T21"> the following exceptions: <text:s text:c="2"/></text:span><text:span text:style-name="T15">SyntaxError</text:span><text:span text:style-name="T22">, </text:span><text:span text:style-name="T18">NameError</text:span><text:span text:style-name="T25">, </text:span><text:span text:style-name="T18">TypeError</text:span><text:span text:style-name="T25">, </text:span><text:span text:style-name="T18">ValueError</text:span><text:span text:style-name="T25">, </text:span><text:span text:style-name="T18">IOError</text:span><text:span text:style-name="T25">, </text:span><text:span text:style-name="T18">IndexError</text:span><text:span text:style-name="T25">, </text:span><text:span text:style-name="T18">KeyError</text:span><text:span text:style-name="T26">, </text:span><text:span text:style-name="T15">ZeroDivisionError</text:span></text:p>
        </text:list-item>
      </text:list>
      <text:p text:style-name="P1"/>
      <text:p text:style-name="P22">Tracebacks</text:p>
      <text:p text:style-name="P5">The stack is inti<text:span text:style-name="T28">m</text:span>idating, but you can generally tease out the information you need. <text:s/><text:span text:style-name="T29">There is an immediate listing of the function calls, line numbers, and general condition of the stack at the moment of failure. <text:s/>We will also discuss debugging, which allows you to explore the exceptions in much greater detail: <text:s/>we'll show how to identify failure conditions and unexpected behavior.</text:span></text:p>
      <text:p text:style-name="P1"/>
      <text:p text:style-name="P62"><text:span text:style-name="T53">Debugging &amp; Profiling</text:span></text:p>
      <text:p text:style-name="P73">«Neal: <text:s/><text:span text:style-name="T58">Illustrate these using material from lessons/thw-python-debugging/examples/</text:span>.»</text:p>
      <text:p text:style-name="P66"/>
      <text:p text:style-name="P67">Linting</text:p>
      <text:p text:style-name="P52"><text:span text:style-name="T58">As I said before, you can debug by simply attempting to run your code. <text:s/>This, however, is very annoying. <text:s/>First off, the code will always stop at the first exception. <text:s/>This means that, if you have ten errors, you'll have to run the code ten times to find all of them. <text:s/>Now, imagine that this is long-running code. <text:s/>Imagine waiting five minutes for your code to run, only to discover it breaks because of a typo. <text:s/>Doesn't </text:span><text:span text:style-name="T7">that</text:span><text:span text:style-name="T58"> sound exciting?</text:span></text:p>
      <text:p text:style-name="P52"/>
      <text:p text:style-name="P52">Linting is the process of <text:span text:style-name="T47">statically analyzing the code in order to catch multiple errors simultaneously (rather than dealing with them one at a time in the debugger). <text:s/>There are several available; I'll illustrate the use of pyflakes.</text:span></text:p>
      <text:p text:style-name="P71"><text:tab/><text:span text:style-name="T58">$ pyflakes my_code.py</text:span></text:p>
      <text:p text:style-name="P52"/>
      <text:p text:style-name="P65"><text:span text:style-name="T47">C</text:span>oding Standards</text:p>
      <text:p text:style-name="P72">In a written natural language, there are many ways to express the same idea. <text:s/>To make the consumption of information easier, people define style guides to enforce particularly effective ways of writing. <text:s/>This is even more true in coding; consistent style choices make scripts much easier to read. <text:s/>They become absolutely essential as projects become large (&gt;1 person).</text:p>
      <text:p text:style-name="P72"/>
      <text:p text:style-name="P72">Some programming languages have multiple competing standards, and it's easy to imagine how messy this can get. <text:s/>You can find strong opinions on what constitutes a tab, for instance. <text:s/>Luckily, Python doesn't have this issue. <text:s/>The official standard, PEP8, is used everywhere. <text:s/>Unless you plan on hiding all the code you write from the outside world, you should learn it.</text:p>
      <text:p text:style-name="P72"/>
      <text:p text:style-name="P72">To help out coders, there are tools to test for compliance. <text:s/>The aptly named <text:span text:style-name="T13">pep8</text:span> library shows you where your code deviates from the PEP8 standard, and <text:span text:style-name="T13">autopep8</text:span> goes a step further by trying to fix all of your errors for you. <text:s/>These are both run from the shell, as</text:p>
      <text:p text:style-name="P16"><text:tab/><text:span text:style-name="T47">$ </text:span>pep8 <text:span text:style-name="T47">my_code.py</text:span></text:p>
      <text:p text:style-name="P16"><text:tab/><text:span text:style-name="T47">$ </text:span>autopep8 <text:span text:style-name="T47">my_code.py &gt; my_new_code.py</text:span></text:p>
      <text:p text:style-name="P8"><text:soft-page-break/></text:p>
      <text:p text:style-name="P25">Debugging</text:p>
      <text:p text:style-name="P50">Effective debugging will often utilize unit testing or a standard set of answers to problems (if known) in order to determine if your code is working as you expect it to. </text:p>
      <text:p text:style-name="P7"/>
      <text:p text:style-name="P25">Profiling</text:p>
      <text:p text:style-name="P11"><text:span text:style-name="Source_20_Text"><text:span text:style-name="T42">A profiler runs your code inside of a framework which it can query hundreds or thousands of times per second in order to create a breakdown of where time is spent in the program. <text:s/>This allows you to identify bottlenecks to target in your optimization efforts.</text:span></text:span></text:p>
      <text:p text:style-name="P32"><text:span text:style-name="Source_20_Text"><text:span text:style-name="T43"/></text:span></text:p>
      <text:p text:style-name="P33"><text:span text:style-name="Source_20_Text"><text:span text:style-name="T43">We will discuss CPU time profiling only (you can also profile memory, input/output speed, etc.). There are </text:span></text:span><text:span text:style-name="Source_20_Text"><text:span text:style-name="T44">three</text:span></text:span><text:span text:style-name="Source_20_Text"><text:span text:style-name="T43"> main </text:span></text:span><text:span text:style-name="Source_20_Text"><text:span text:style-name="T44">ways</text:span></text:span><text:span text:style-name="Source_20_Text"><text:span text:style-name="T43"> you can </text:span></text:span><text:span text:style-name="Source_20_Text"><text:span text:style-name="T44">accomplish this in Python</text:span></text:span><text:span text:style-name="Source_20_Text"><text:span text:style-name="T43">.</text:span></text:span></text:p>
      <text:p text:style-name="P33"><text:span text:style-name="Source_20_Text"><text:span text:style-name="T43"/></text:span></text:p>
      <text:p text:style-name="P33"><text:span text:style-name="Source_20_Text"><text:span text:style-name="T43">First, you can use the </text:span></text:span><text:span text:style-name="Source_20_Text"><text:span text:style-name="T39">time</text:span></text:span><text:span text:style-name="Source_20_Text"><text:span text:style-name="T43"> package as a stopwatch on specific functions and make your own comparisons (this is the equivalent of using </text:span></text:span><text:span text:style-name="Source_20_Text"><text:span text:style-name="T39">print</text:span></text:span><text:span text:style-name="Source_20_Text"><text:span text:style-name="T43"> as a debugger).</text:span></text:span></text:p>
      <text:p text:style-name="P32"><text:a xlink:type="simple" xlink:href="https://speakerdeck.com/rwarren/a-brief-intro-to-profiling-in-python"><text:span text:style-name="Source_20_Text"><text:span text:style-name="T36">https://speakerdeck.com/rwarren/a-brief-intro-to-profiling-in-python</text:span></text:span></text:a><text:span text:style-name="Source_20_Text"><text:span text:style-name="T43"> </text:span></text:span></text:p>
      <text:p text:style-name="P32"><text:span text:style-name="Source_20_Text"><text:span text:style-name="T39"><text:tab/>import time</text:span></text:span></text:p>
      <text:p text:style-name="P32"><text:span text:style-name="Source_20_Text"><text:span text:style-name="T39"><text:tab/>start = time.time()</text:span></text:span></text:p>
      <text:p text:style-name="P32"><text:span text:style-name="Source_20_Text"><text:span text:style-name="T39"><text:tab/>myFunc()</text:span></text:span></text:p>
      <text:p text:style-name="P32"><text:span text:style-name="Source_20_Text"><text:span text:style-name="T39"><text:tab/>end = time.time()</text:span></text:span></text:p>
      <text:p text:style-name="P32"><text:span text:style-name="Source_20_Text"><text:span text:style-name="T39"><text:tab/>print(repr(end-start), " s elapsed.")</text:span></text:span></text:p>
      <text:p text:style-name="P32"><text:span text:style-name="Source_20_Text"><text:span text:style-name="T43"/></text:span></text:p>
      <text:p text:style-name="P33"><text:span text:style-name="Source_20_Text"><text:span text:style-name="T44">Secondly, </text:span></text:span><text:span text:style-name="Source_20_Text"><text:span text:style-name="T43">you can use the </text:span></text:span><text:span text:style-name="Source_20_Text"><text:span text:style-name="T39">timeit</text:span></text:span><text:span text:style-name="Source_20_Text"><text:span text:style-name="T43"> module </text:span></text:span><text:span text:style-name="Source_20_Text"><text:span text:style-name="T44">either inside or outside of your code </text:span></text:span><text:span text:style-name="Source_20_Text"><text:span text:style-name="T43">to accomplish something similar (best of three).</text:span></text:span></text:p>
      <text:p text:style-name="P32"><text:span text:style-name="Source_20_Text"><text:span text:style-name="T39"><text:tab/></text:span></text:span><text:span text:style-name="Source_20_Text"><text:span text:style-name="T40">$ </text:span></text:span><text:span text:style-name="Source_20_Text"><text:span text:style-name="T39">python -m timeit "</text:span></text:span><text:span text:style-name="Source_20_Text"><text:span text:style-name="T41">x=2**100;x**100</text:span></text:span><text:span text:style-name="Source_20_Text"><text:span text:style-name="T39">"</text:span></text:span></text:p>
      <text:p text:style-name="P32"><text:span text:style-name="Source_20_Text"><text:span text:style-name="T43"/></text:span></text:p>
      <text:p text:style-name="P32"><text:span text:style-name="Source_20_Text"><text:span text:style-name="T44">Finally</text:span></text:span><text:span text:style-name="Source_20_Text"><text:span text:style-name="T43">, you can use the built-in profiling tool which gives you an embarassment of riches on timing information.</text:span></text:span></text:p>
      <text:p text:style-name="P31"><text:span text:style-name="Source_20_Text"><text:span text:style-name="T38"><text:tab/></text:span></text:span><text:span text:style-name="Source_20_Text"><text:span text:style-name="T40">$ </text:span></text:span><text:span text:style-name="Source_20_Text"><text:span text:style-name="T38">python -m cProfile -s time my_code.py</text:span></text:span></text:p>
      <text:p text:style-name="P2"/>
      <text:p text:style-name="P10">Profilers are inappropriate for benchmarking. <text:s/>For instance, cProfile introduces a relative overhead for Python programs as opposed to C, making the C functions called in the code proportionally faster.</text:p>
      <text:p text:style-name="P10"/>
      <text:p text:style-name="P12"><draw:line text:anchor-type="paragraph" draw:z-index="0" draw:style-name="gr1" draw:text-style-name="P78" svg:x1="-0.0516in" svg:y1="2.1866in" svg:x2="-0.0516in" svg:y2="0.0311in"><text:p/></draw:line>A<text:span text:style-name="T52">nother</text:span> useful tool is RunSnakeRun, which can take the cProfile output and render it more legible (including showing nested system calls).</text:p>
      <text:p text:style-name="P19"><text:tab/><text:span text:style-name="T47">$ sudo port install wxWidgets-devel #on Mac</text:span></text:p>
      <text:p text:style-name="P18"><text:tab/>$ cd wxPython-src-2.9.0.1/wxPython</text:p>
      <text:p text:style-name="P18"><text:tab/>$ sudo python build-wxpython.py –build_dir=../bld</text:p>
      <text:p text:style-name="P18"><text:tab/>$ sudo easy_install wxpython SquareMap RunSnakeRun</text:p>
      <text:p text:style-name="P17"><text:tab/>$ python -m cProfile -s time my_code.py &gt; my_code.profile</text:p>
      <text:p text:style-name="P17"><text:tab/>$ runsnake my_code.profile</text:p>
      <text:p text:style-name="P17"><text:tab/></text:p>
      <text:p text:style-name="P17"><text:tab/><text:span text:style-name="T51">$ sudo yum install wxPython #on Fedora Linux</text:span></text:p>
      <text:p text:style-name="P17"><text:span text:style-name="T51"><text:tab/>$ sudo easy_install SquareMap RunSnakeRun</text:span></text:p>
      <text:p text:style-name="P61"><text:span text:style-name="T51"><text:tab/></text:span>$ python -m cProfile -s time my_code.py &gt; my_code.profile</text:p>
      <text:p text:style-name="P17"><text:span text:style-name="T51"><text:tab/>$ runsnake my_code.profile</text:span></text:p>
      <text:p text:style-name="P10"/>
      <text:p text:style-name="P12">You also need to be aware of the granularity of your system clock. <text:s/>Small values (&lt;10<text:span text:style-name="T48">-6</text:span> s) are possibly meaningless and so you should use large numbers of calls instead if you need to know small differences.</text:p>
      <text:p text:style-name="P10"/>
      <text:p text:style-name="P10">In Matlab, I have seen worse than 10× slowdown by invoking profiling; Python seems to give about a 20–30% slowdown in my experience. <text:s/>In any case, you won't leave it on when you're not actively <text:soft-page-break/>profiling so it's not that big of a deal.</text:p>
      <text:p text:style-name="P2"/>
      <text:p text:style-name="P20">Exercises</text:p>
      <text:list xml:id="list121245315948286" text:continue-numbering="true" text:style-name="L1">
        <text:list-item>
          <text:p text:style-name="P53"><text:span text:style-name="T10">P</text:span><text:span text:style-name="T8">rofile the </text:span><text:span text:style-name="T12">code in the cse-debug/stats directory.</text:span><text:span text:style-name="T8"> <text:s/>Which function is taking up the most time?</text:span></text:p>
        </text:list-item>
      </text:list>
      <text:p text:style-name="P1"/>
      <text:p text:style-name="P64"><text:span text:style-name="T53">Handling Errors at Runtime</text:span></text:p>
      <text:p text:style-name="P45"><text:span text:style-name="T54">Throwing &amp; </text:span><text:span text:style-name="T55">C</text:span><text:span text:style-name="T54">atching</text:span></text:p>
      <text:p text:style-name="P55">This is a surprisingly controversial topic even within Python. <text:s/>I'll <text:span text:style-name="T46">tell you how it works and then </text:span>give you my advice. <text:s/><text:span text:style-name="T46">You can then</text:span> delve into others' opinions if you like as well.</text:p>
      <text:p text:style-name="P45"/>
      <text:p text:style-name="P75">try:</text:p>
      <text:p text:style-name="P75"><text:tab/>readFromFile(inputFile)</text:p>
      <text:p text:style-name="P75"><text:tab/>writeToFile(outputFile)</text:p>
      <text:p text:style-name="P75">except IOException:</text:p>
      <text:p text:style-name="P75"><text:tab/># deal with fallout</text:p>
      <text:list xml:id="list121245754540923" text:continue-numbering="true" text:style-name="L1">
        <text:list-item>
          <text:p text:style-name="P37">Why is this code fragment particularly <text:span text:style-name="T46">pernicious</text:span>?</text:p>
        </text:list-item>
      </text:list>
      <text:p text:style-name="P39"/>
      <text:p text:style-name="P46"><text:span text:style-name="T13">finally</text:span>: <text:s/>A finally block always executes, even if you return before it would typically be arrived at.</text:p>
      <text:p text:style-name="P40"/>
      <text:p text:style-name="P63">Exercises</text:p>
      <text:list xml:id="list121246002465006" text:continue-numbering="true" text:style-name="L1">
        <text:list-item>
          <text:p text:style-name="P36"><text:span text:style-name="T24">Pull up your snippets of code which threw exceptions before.</text:span><text:span text:style-name="T21"> <text:s/></text:span><text:span text:style-name="T24">Tr</text:span><text:span text:style-name="T21">y to handle each of them appropriately </text:span><text:span text:style-name="T24">with an except clause</text:span><text:span text:style-name="T21">. <text:s/></text:span><text:span text:style-name="T24">(In other words, your code should overall run without showing a traceback.)</text:span></text:p>
        </text:list-item>
      </text:list>
      <text:p text:style-name="P39"/>
      <text:p text:style-name="P56">Now we've practiced this, but I will counsel you that y<text:span text:style-name="T1">ou should rarely write your own exception handling. <text:s/></text:span>It's rather a philosophical debate, but </text:p>
      <text:p text:style-name="P45"/>
      <text:p text:style-name="P57">Arguments <text:span text:style-name="T3">against</text:span><text:span text:style-name="T8"> exception handling:</text:span></text:p>
      <text:list xml:id="list4836101250015791460" text:style-name="L4">
        <text:list-item>
          <text:p text:style-name="P44"><text:span text:style-name="T10">E</text:span><text:span text:style-name="T8">xception handling lies perilously close to "goto" spaghetti code because you aren't required to preserve scope.</text:span></text:p>
        </text:list-item>
        <text:list-item>
          <text:p text:style-name="P68"><text:span text:style-name="T16">try</text:span><text:span text:style-name="T21">/</text:span><text:span text:style-name="T16">except</text:span><text:span text:style-name="T21">/</text:span><text:span text:style-name="T17">else</text:span><text:span text:style-name="T23">/</text:span><text:span text:style-name="T16">finally</text:span><text:span text:style-name="T21"> control flow can be hard to follow.</text:span></text:p>
        </text:list-item>
        <text:list-item>
          <text:p text:style-name="P47">Exception handling is slow: <text:s/>but this isn't appreciably true in Python!</text:p>
        </text:list-item>
        <text:list-item>
          <text:p text:style-name="P38"><text:span text:style-name="T16">try</text:span><text:span text:style-name="T10">/</text:span><text:span text:style-name="T16">except</text:span><text:span text:style-name="T10">/</text:span><text:span text:style-name="T14">else</text:span><text:span text:style-name="T8">/</text:span><text:span text:style-name="T16">finally</text:span><text:span text:style-name="T10"> </text:span><text:span text:style-name="T11">i</text:span><text:span text:style-name="T8">mpacts code readability (superfluous indentations </text:span><text:span text:style-name="T11">and breaks</text:span><text:span text:style-name="T8">).</text:span></text:p>
        </text:list-item>
        <text:list-item>
          <text:p text:style-name="P48">Exceptions should indicate exceptional situations, not normally anticipated ones.</text:p>
        </text:list-item>
      </text:list>
      <text:p text:style-name="P45"/>
      <text:p text:style-name="P57">Arguments <text:span text:style-name="T3">in favor of</text:span><text:span text:style-name="T8"> exception handling:</text:span></text:p>
      <text:list xml:id="list7594461957272456408" text:style-name="L5">
        <text:list-item>
          <text:p text:style-name="P69"><text:span text:style-name="T21">Python uses exceptions in regular control flow (</text:span><text:span text:style-name="T16">for</text:span><text:span text:style-name="T21"> loops </text:span><text:span text:style-name="T23">use</text:span><text:span text:style-name="T21"> </text:span><text:span text:style-name="T17">StopIteration</text:span><text:span text:style-name="T23"> exception</text:span><text:span text:style-name="T21">).</text:span></text:p>
        </text:list-item>
        <text:list-item>
          <text:p text:style-name="P49">Exception handling isn't slow in Python.</text:p>
        </text:list-item>
        <text:list-item>
          <text:p text:style-name="P49">If you are writing a library function to be called repeatedly, some robust exception-handling may be called for.</text:p>
        </text:list-item>
      </text:list>
      <text:p text:style-name="P45"/>
      <text:p text:style-name="P56">If you decide that it is necessary for you to write exception-handling code, follow these principles:</text:p>
      <text:list xml:id="list121245371580630" text:continue-numbering="true" text:style-name="L5">
        <text:list-item>
          <text:p text:style-name="P49">If anything you can do can recover from the error, catch the exception and deal with it.</text:p>
        </text:list-item>
        <text:list-item>
          <text:p text:style-name="P49">If the error is extremely common, return error codes in a tuple rather than handling it.</text:p>
        </text:list-item>
        <text:list-item>
          <text:p text:style-name="P49">If nothing you can do can recover from the error, leave it uncatched or try to perform a marginally graceful shutdown of the program.</text:p>
        </text:list-item>
      </text:list>
      <text:p text:style-name="P56"><text:span text:style-name="T50">(Adapted from cwap, </text:span><text:a xlink:type="simple" xlink:href="http://stackoverflow.com/questions/729379/why-not-use-exceptions-as-regular-flow-of-control"><text:span text:style-name="T37">http://stackoverflow.com/questions/729379/why-not-use-exceptions-as-regular-flow-of-control</text:span></text:a><text:span text:style-name="T50">)</text:span></text:p>
      <text:p text:style-name="P45"/>
      <text:p text:style-name="P56">In any case, follow the principle of least astonishment and avoid bogging down later researchers <text:soft-page-break/>perusing your code.</text:p>
      <text:p text:style-name="P45"/>
      <text:p text:style-name="P76">The Principle of Least Astonishment</text:p>
      <text:p text:style-name="P77"><text:span text:style-name="T28">T</text:span>he result of performing some operation should be obvious, consistent, and predictable, based upon the name of the operation and other clues.</text:p>
      <text:p text:style-name="P45"/>
      <text:p text:style-name="P58">In any case, you <text:span text:style-name="T49">will </text:span>need to read and follow exception handling code if you're going to work substantially with any existing libraries or code.</text:p>
      <text:p text:style-name="P45"/>
      <text:p text:style-name="P51">————————</text:p>
      <text:p text:style-name="P59">This document was created by Neal Davis for Computational Science &amp; Engineering at the University of Illinois at Urbana–Champaign. <text:s/>It incorporates some elements from Software Carpentry, <text:span text:style-name="T57">contributed by Greg Wilson and others;</text:span> and The Hacker Within, contributed by Katy Huff, Anthony Scopatz, Joshua R. Smith, and Sri Hari Krishna Narayanan.</text:p>
      <text:p text:style-name="P45"/>
      <text:p text:style-name="P70">amd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Courier, monospace"/>
    <style:font-face style:name="Helvetica" svg:font-family="Helvetica, arial, freesans, clean, sans-serif"/>
    <style:font-face style:name="Linux Libertine O" svg:font-family="'Linux Libertine O'"/>
    <style:font-face style:name="Lucida Grande" svg:font-family="'Lucida Grande'" style:font-adornments="Regula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fo:color="#0084d1"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0:08:51.306193000</meta:creation-date>
    <dc:date>2013-10-16T12:12:43.912890000</dc:date>
    <meta:editing-duration>PT5H53M48S</meta:editing-duration>
    <meta:editing-cycles>24</meta:editing-cycles>
    <meta:generator>LibreOffice/4.1.1.2$MacOSX_x86 LibreOffice_project/7e4286b58adc75a14f6d83f53a03b6c11fa2903</meta:generator>
    <meta:document-statistic meta:table-count="0" meta:image-count="0" meta:object-count="0" meta:page-count="5" meta:paragraph-count="129" meta:word-count="1607" meta:character-count="10356" meta:non-whitespace-character-count="8681"/>
  </office:meta>
</office:document-meta>
</file>